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61.2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Tarea 1</text:p>
          </table:table-cell>
          <table:table-cell table:style-name="ce1" office:value-type="string" calcext:value-type="string">
            <text:p>Extras</text:p>
          </table:table-cell>
          <table:table-cell table:style-name="ce1" office:value-type="string" calcext:value-type="string">
            <text:p>Tare2</text:p>
          </table:table-cell>
        </table:table-row>
        <table:table-row table:style-name="ro1">
          <table:table-cell office:value-type="string" calcext:value-type="string">
            <text:p>Ayala Martínez Sebast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ranco Martínez Adá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anira Jocelyn Sánchez Cabrera</text:p>
          </table:table-cell>
          <table:table-cell office:value-type="float" office:value="3.2" calcext:value-type="float">
            <text:p>3.2</text:p>
          </table:table-cell>
          <table:table-cell office:value-type="float" office:value="0.5" calcext:value-type="float">
            <text:p>0.5</text:p>
          </table:table-cell>
          <table:table-cell office:value-type="float" office:value="2.666" calcext:value-type="float">
            <text:p>2.666</text:p>
          </table:table-cell>
        </table:table-row>
        <table:table-row table:style-name="ro1">
          <table:table-cell office:value-type="string" calcext:value-type="string">
            <text:p>García Antonio Yeni Monserr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cía Cruz William Saad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cía Santiago Da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cía Valencia Luis No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rón García Elton Miche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nzález Espinoza Eduardo</text:p>
          </table:table-cell>
          <table:table-cell table:number-columns-repeated="2"/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González Morales Sara Jho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erra Franklin Uriel Neftal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Hernández Vásquez Crisanta</text:p>
          </table:table-cell>
          <table:table-cell table:number-columns-repeated="2"/>
          <table:table-cell office:value-type="float" office:value="4.166" calcext:value-type="float">
            <text:p>4.166</text:p>
          </table:table-cell>
        </table:table-row>
        <table:table-row table:style-name="ro1">
          <table:table-cell office:value-type="string" calcext:value-type="string">
            <text:p>Jesús Guiddel Pérez Martínez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árez Carrasco Alejandro Rafa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ópez Cortés Carlos Francis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ópez Fienros Carlos Adá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la Si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ínez Serrano Sergio Nicolá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ínez Vásquez Andrea</text:p>
          </table:table-cell>
          <table:table-cell table:number-columns-repeated="2"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Mateos Aguilar Juan Emilio</text:p>
          </table:table-cell>
          <table:table-cell office:value-type="float" office:value="5.6" calcext:value-type="float">
            <text:p>5.6</text:p>
          </table:table-cell>
          <table:table-cell office:value-type="float" office:value="2.25" calcext:value-type="float">
            <text:p>2.25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Melchor Gallegos Pablo Gregorio</text:p>
          </table:table-cell>
          <table:table-cell office:value-type="float" office:value="7.4" calcext:value-type="float">
            <text:p>7.4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éndez Ruíz María Magdale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érez Ramírez Laura Guadalupe</text:p>
          </table:table-cell>
          <table:table-cell office:value-type="float" office:value="2.6" calcext:value-type="float">
            <text:p>2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iz Pacheco Mauro Aar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ánchez Antonio Eduar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ánchez Carmona Karen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Santiago Martínez José de Jesú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tiago Moreira Keiso</text:p>
          </table:table-cell>
          <table:table-cell office:value-type="float" office:value="2.8" calcext:value-type="float">
            <text:p>2.8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Sotelo Cid Guadalupe de la Paz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5.499" calcext:value-type="float">
            <text:p>5.499</text:p>
          </table:table-cell>
        </table:table-row>
        <table:table-row table:style-name="ro1">
          <table:table-cell office:value-type="string" calcext:value-type="string">
            <text:p>Valencia Chavez Daniela Itzbao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</table:table-row>
      </table:table>
      <table:named-expressions/>
      <table:database-ranges>
        <table:database-range table:name="__Anonymous_Sheet_DB__0" table:target-range-address="Hoja1.A1:Hoja1.A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4">00/00/0000</text:date>, <text:time style:data-style-name="N2" text:time-value="21:35:29.42194120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8:52:56.305644327</meta:creation-date>
    <dc:date>2019-06-14T22:26:11.822857788</dc:date>
    <meta:editing-duration>PT2H44M27S</meta:editing-duration>
    <meta:editing-cycles>12</meta:editing-cycles>
    <meta:generator>LibreOffice/5.2.7.2$Linux_X86_64 LibreOffice_project/20m0$Build-2</meta:generator>
    <meta:document-statistic meta:table-count="1" meta:cell-count="59" meta:object-count="0"/>
  </office:meta>
</office:document-meta>
</file>